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2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PROCLAMATION OF THE RIGHTEOUSNESS OF GOD (1:1-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CLAMATION OF THE RIGHTEOUSNESS OF GOD (1:1-4):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eciousness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ower (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omises (1: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promises (1:4)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Protection (1:4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rticipation (1:4b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PROCLAMATION OF THE RIGHTEOUSNESS OF GOD (1:1-4):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eciousness (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ower (1: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romises (1: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PETER 1<text:s text:c="1"/></text:span><text:span text:style-name="a551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PROCLAMATION OF THE RIGHTEOUSNESS OF GOD (1:1-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ULTIPLICATION OF THE VIRTUES OF GOD (1:5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THE MULTIPLICATION OF THE VIRTUES OF GOD (1:5-11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command (1:5-9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ommand (1:5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Positive (1:5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Negative (1:9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ULTIPLICATION OF THE VIRTUES OF GOD (1:5-11):<text:s text:c="1"/></text:span><text:span text:style-name="a591" text:class-names=""/></text:p>
          </draw:text-box>
          <svg:title/>
          <svg:desc/>
        </draw:frame>
        <draw:frame draw:id="id107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5-9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rtainty (1:10-11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0" draw:style-name="a604" draw:master-page-name="Master1-Layout12-tx-Title-and-Text" presentation:presentation-page-layout-name="Master1-PPL12" draw:id="Slide-265">
        <draw:frame draw:id="id108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PETER 1<text:s text:c="1"/></text:span><text:span text:style-name="a606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CLAMATION OF THE RIGHTEOUSNESS OF GOD (1:1-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MULTIPLICATION OF THE VIRTUES OF GOD (1:5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VELATION TO THE APOSTLE OF GOD (1:12-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REVELATION TO THE APOSTLE OF GOD (1:12-15)<text:s text:c="1"/></text:span><text:span text:style-name="a624" text:class-names=""/></text:p>
          </draw:text-box>
          <svg:title/>
          <svg:desc/>
        </draw:frame>
        <draw:frame draw:id="id111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at God has revealed to Peter (1:12-14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Peter requires from us (1: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2" draw:style-name="a637" draw:master-page-name="Master1-Layout12-tx-Title-and-Text" presentation:presentation-page-layout-name="Master1-PPL12" draw:id="Slide-267">
        <draw:frame draw:id="id112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2 PETER 1<text:s text:c="1"/></text:span><text:span text:style-name="a639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PROCLAMATION OF THE RIGHTEOUSNESS OF GOD (1:1-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MULTIPLICATION OF THE VIRTUES OF GOD (1:5-1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VELATION TO THE APOSTLE OF GOD (1:12-15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TRANSFIGURATION OF THE SON OF GOD (1:16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TRANSFIGURATION OF THE SON OF GOD (1:16-18):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glorious sight (1:1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glorious sound (1:17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2 PETER 1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PROCLAMATION OF THE RIGHTEOUSNESS OF GOD (1:1-4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MULTIPLICATION OF THE VIRTUES OF GOD (1:5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REVELATION TO THE APOSTLE OF GOD (1:12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TRANSFIGURATION OF THE SON OF GOD (1:16-18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NSPIRATION OF THE WORD OF GOD (1:19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INSPIRATION OF THE WORD OF GOD (1:19-21)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Its accomplishments (1:1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Its author (1:20-2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Its author (1:20-21)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It did not come from the biblical writers (1:20-21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It did come the biblical writers by the power of the Holy Spirit (1:21b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2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THE INSPIRATION OF THE WORD OF GOD (1:19-21)<text:s text:c="1"/></text:span><text:span text:style-name="a729" text:class-names=""/></text:p>
          </draw:text-box>
          <svg:title/>
          <svg:desc/>
        </draw:frame>
        <draw:frame draw:id="id123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Its accomplishments (1:19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Its author (1:20-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8" draw:style-name="a742" draw:master-page-name="Master1-Layout12-tx-Title-and-Text" presentation:presentation-page-layout-name="Master1-PPL12" draw:id="Slide-273">
        <draw:frame draw:id="id12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PETER 1<text:s text:c="1"/></text:span><text:span text:style-name="a744" text:class-names=""/></text:p>
          </draw:text-box>
          <svg:title/>
          <svg:desc/>
        </draw:frame>
        <draw:frame draw:id="id125" presentation:style-name="a765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PROCLAMATION OF THE RIGHTEOUSNESS OF GOD (1:1-4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MULTIPLICATION OF THE VIRTUES OF GOD (1:5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REVELATION TO THE APOSTLE OF GOD (1:12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TRANSFIGURATION OF THE SON OF GOD (1:16-18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INSPIRATION OF THE WORD OF GOD (1:19-21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19" draw:style-name="a766" draw:master-page-name="Master1-Layout1-title-Title-Slide" presentation:presentation-page-layout-name="Master1-PPL1" draw:id="Slide-274">
        <draw:frame draw:id="id126" presentation:style-name="a770" draw:name="Title 1" svg:x="1.38in" svg:y="0.83in" svg:width="10.3in" svg:height="4.42in" presentation:class="title" presentation:placeholder="false">
          <draw:text-box>
            <text:p text:style-name="a769" text:class-names="" text:cond-style-name=""><text:span text:style-name="a767" text:class-names="">2 PETER 2<text:s text:c="1"/></text:span><text:span text:style-name="a768" text:class-names=""/></text:p>
          </draw:text-box>
          <svg:title/>
          <svg:desc/>
        </draw:frame>
        <draw:frame draw:id="id127" presentation:style-name="a775" draw:name="Subtitle 2" svg:x="1.38in" svg:y="5.25in" svg:width="10.3in" svg:height="1.85in" presentation:class="subtitle" presentation:placeholder="false">
          <draw:text-box>
            <text:p text:style-name="a772" text:class-names="" text:cond-style-name=""><text:span text:style-name="a771" text:class-names="">THE CORRUPTION OF THESE FALSE TEACHERS (2:1, 3a, 4-10, 12, 13b-17b, 22)<text:s text:c="1"/></text:span></text:p>
            <text:p text:style-name="a774" text:class-names="" text:cond-style-name=""><text:span text:style-name="a773" text:class-names=""/></text:p>
          </draw:text-box>
          <svg:title/>
          <svg:desc/>
        </draw:frame>
      </draw:page>
      <draw:page draw:name="Slide20" draw:style-name="a776" draw:master-page-name="Master1-Layout1-title-Title-Slide" presentation:presentation-page-layout-name="Master1-PPL1" draw:id="Slide-275">
        <draw:frame draw:id="id128" presentation:style-name="a780" draw:name="Title 1" svg:x="1.38in" svg:y="0.83in" svg:width="10.3in" svg:height="4.42in" presentation:class="title" presentation:placeholder="false">
          <draw:text-box>
            <text:p text:style-name="a779" text:class-names="" text:cond-style-name=""><text:span text:style-name="a777" text:class-names="">THE CORRUPTION OF THESE FALSE TEACHERS (2:1, 3a, 4-10, 12, 13b-17b, 22)<text:s text:c="1"/></text:span><text:span text:style-name="a778" text:class-names=""/></text:p>
          </draw:text-box>
          <svg:title/>
          <svg:desc/>
        </draw:frame>
        <draw:frame draw:id="id129" presentation:style-name="a785" draw:name="Subtitle 2" svg:x="1.38in" svg:y="5.25in" svg:width="10.3in" svg:height="1.85in" presentation:class="subtitle" presentation:placeholder="false">
          <draw:text-box>
            <text:p text:style-name="a782" text:class-names="" text:cond-style-name=""><text:span text:style-name="a781" text:class-names=""><text:s text:c="1"/>Their identity (2:1a, 2, 4-9, 15-16)<text:s text:c="1"/></text:span></text:p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1" draw:style-name="a786" draw:master-page-name="Master1-Layout12-tx-Title-and-Text" presentation:presentation-page-layout-name="Master1-PPL12" draw:id="Slide-276">
        <draw:frame draw:id="id130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Their identity (2:1a, 2, 4-9, 15-16)<text:s text:c="1"/></text:span><text:span text:style-name="a788" text:class-names=""/></text:p>
          </draw:text-box>
          <svg:title/>
          <svg:desc/>
        </draw:frame>
        <draw:frame draw:id="id131" presentation:style-name="a809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Prophets and teachers (2:1a, 2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Fallen angels (2: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pre-Flood world (2: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Sodom and Gomorrah (2:6-9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Balaam (2:15-16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2" draw:style-name="a810" draw:master-page-name="Master1-Layout12-tx-Title-and-Text" presentation:presentation-page-layout-name="Master1-PPL12" draw:id="Slide-277">
        <draw:frame draw:id="id132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THE CORRUPTION OF THESE FALSE TEACHERS (2:1, 3a, 4-10, 12, 13b-17b, 22)<text:s text:c="1"/></text:span><text:span text:style-name="a812" text:class-names=""/></text:p>
          </draw:text-box>
          <svg:title/>
          <svg:desc/>
        </draw:frame>
        <draw:frame draw:id="id133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Their identity (2:1a, 2, 4-9, 15-1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ir iniquity (2:1b-1c, 3a, 10, 12, 13b-14, 17a-17b, 22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3" draw:style-name="a825" draw:master-page-name="Master1-Layout1-title-Title-Slide" presentation:presentation-page-layout-name="Master1-PPL1" draw:id="Slide-278">
        <draw:frame draw:id="id134" presentation:style-name="a829" draw:name="Title 1" svg:x="1.38in" svg:y="0.83in" svg:width="10.3in" svg:height="4.42in" presentation:class="title" presentation:placeholder="false">
          <draw:text-box>
            <text:p text:style-name="a828" text:class-names="" text:cond-style-name=""><text:span text:style-name="a826" text:class-names=""><text:s text:c="1"/>Their iniquity (2:1b-1c, 3a, 10, 12, 13b-14, 17a-17b, 22)<text:s text:c="1"/></text:span><text:span text:style-name="a827" text:class-names=""/></text:p>
          </draw:text-box>
          <svg:title/>
          <svg:desc/>
        </draw:frame>
        <draw:frame draw:id="id135" presentation:style-name="a834" draw:name="Subtitle 2" svg:x="1.38in" svg:y="5.25in" svg:width="10.3in" svg:height="1.85in" presentation:class="subtitle" presentation:placeholder="false">
          <draw:text-box>
            <text:p text:style-name="a831" text:class-names="" text:cond-style-name=""><text:span text:style-name="a830" text:class-names=""><text:s text:c="1"/>The symbols for these men (2:12b, 13b, 17a-17b, 22)<text:s text:c="1"/></text:span></text:p>
            <text:p text:style-name="a833" text:class-names="" text:cond-style-name=""><text:span text:style-name="a832" text:class-names=""/></text:p>
          </draw:text-box>
          <svg:title/>
          <svg:desc/>
        </draw:frame>
      </draw:page>
      <draw:page draw:name="Slide24" draw:style-name="a835" draw:master-page-name="Master1-Layout12-tx-Title-and-Text" presentation:presentation-page-layout-name="Master1-PPL12" draw:id="Slide-279">
        <draw:frame draw:id="id136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symbols for these men (2:12b, 13b, 17a-17b, 22)<text:s text:c="1"/></text:span><text:span text:style-name="a837" text:class-names=""/></text:p>
          </draw:text-box>
          <svg:title/>
          <svg:desc/>
        </draw:frame>
        <draw:frame draw:id="id137" presentation:style-name="a861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Brute beasts (2:12b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Stains upon Christianity (2:13b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Dried-up springs of water (2:17a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Unstable, storm-driven clouds (2:17b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Dogs returning to their vomit (2:22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Hogs wallowing in the mud (2:22b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5" draw:style-name="a862" draw:master-page-name="Master1-Layout12-tx-Title-and-Text" presentation:presentation-page-layout-name="Master1-PPL12" draw:id="Slide-280">
        <draw:frame draw:id="id138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Their iniquity (2:1b-1c, 3a, 10, 12, 13b-14, 17a-17b, 22)<text:s text:c="1"/></text:span><text:span text:style-name="a864" text:class-names=""/></text:p>
          </draw:text-box>
          <svg:title/>
          <svg:desc/>
        </draw:frame>
        <draw:frame draw:id="id139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symbols for these men (2:12b, 13b, 17a-17b, 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sin of these men (2:1b-1c, 3a, 10, 12a, 14, 18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6" draw:style-name="a877" draw:master-page-name="Master1-Layout13-twoColTx-Title-and-2-Column-Text" presentation:presentation-page-layout-name="Master1-PPL13" draw:id="Slide-281">
        <draw:frame draw:id="id140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sin of these men (2:1b-1c, 3a, 10, 12a, 14, 18<text:s text:c="1"/></text:span><text:span text:style-name="a879" text:class-names=""/></text:p>
          </draw:text-box>
          <svg:title/>
          <svg:desc/>
        </draw:frame>
        <draw:frame draw:id="id141" presentation:style-name="a900" draw:name="Text Placeholder 2" svg:x="1.38021in" svg:y="2in" svg:width="4.61632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Propagating destructive heresies (2:1b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enying Christ (2:1c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Materialism (2:3a, 14c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Lust and adultery (2:10a, 14a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Pride and arrogance (2:10b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  <draw:frame draw:id="id142" presentation:style-name="a919" draw:name="Text Placeholder 3" svg:x="6.16319in" svg:y="2in" svg:width="4.61632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<text:s text:c="1"/>Scoffing at the "glorious ones" (2:10c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Blasphemy (2:12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Seducing the unstable (2:14b, 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Boasting (2:18a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Hypocritical lying (2:19-21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</draw:page>
      <draw:page draw:name="Slide27" draw:style-name="a920" draw:master-page-name="Master1-Layout12-tx-Title-and-Text" presentation:presentation-page-layout-name="Master1-PPL12" draw:id="Slide-282">
        <draw:frame draw:id="id143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ir iniquity (2:1b-1c, 3a, 10, 12, 13b-14, 17a-17b, 22)<text:s text:c="1"/></text:span><text:span text:style-name="a922" text:class-names=""/></text:p>
          </draw:text-box>
          <svg:title/>
          <svg:desc/>
        </draw:frame>
        <draw:frame draw:id="id144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The symbols for these men (2:12b, 13b, 17a-17b, 22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he sin of these men (2:1b-1c, 3a, 10, 12a, 14, 18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28" draw:style-name="a935" draw:master-page-name="Master1-Layout12-tx-Title-and-Text" presentation:presentation-page-layout-name="Master1-PPL12" draw:id="Slide-283">
        <draw:frame draw:id="id145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CORRUPTION OF THESE FALSE TEACHERS (2:1, 3a, 4-10, 12, 13b-17b, 22)<text:s text:c="1"/></text:span><text:span text:style-name="a937" text:class-names=""/></text:p>
          </draw:text-box>
          <svg:title/>
          <svg:desc/>
        </draw:frame>
        <draw:frame draw:id="id146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ir identity (2:1a, 2, 4-9, 15-16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ir iniquity (2:1b-1c, 3a, 10, 12, 13b-14, 17a-17b, 22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9" draw:style-name="a950" draw:master-page-name="Master1-Layout12-tx-Title-and-Text" presentation:presentation-page-layout-name="Master1-PPL12" draw:id="Slide-284">
        <draw:frame draw:id="id147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2 PETER 2<text:s text:c="1"/></text:span><text:span text:style-name="a952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CORRUPTION OF THESE FALSE TEACHERS (2:1, 3a, 4-10, 12, 13b-17b, 22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CONDEMNATION OF THESE FALSE TEACHERS (2:1b, 1d, 3b, 11, 12c, 13a, 17c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CONDEMNATION OF THESE FALSE TEACHERS (2:1b, 1d, 3b, 11, 12c, 13a, 17c)<text:s text:c="1"/></text:span><text:span text:style-name="a967" text:class-names=""/></text:p>
          </draw:text-box>
          <svg:title/>
          <svg:desc/>
        </draw:frame>
        <draw:frame draw:id="id150" presentation:style-name="a991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y will be judged not by angels (2:11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y will experience a swift and terrible end (2:1d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y will be caught and destroyed like wild beasts (2:12c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y will be destroyed (2:3b).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y will reap all that they have sowed (2:13a).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They will be consigned to the blackest darkness (2:17c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1" draw:style-name="a992" draw:master-page-name="Master1-Layout12-tx-Title-and-Text" presentation:presentation-page-layout-name="Master1-PPL12" draw:id="Slide-286">
        <draw:frame draw:id="id151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2 PETER 2<text:s text:c="1"/></text:span><text:span text:style-name="a994" text:class-names=""/></text:p>
          </draw:text-box>
          <svg:title/>
          <svg:desc/>
        </draw:frame>
        <draw:frame draw:id="id152" presentation:style-name="a1006" draw:name="Text Placeholder 2" svg:x="1.38in" svg:y="2in" svg:width="9.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THE CORRUPTION OF THESE FALSE TEACHERS (2:1, 3a, 4-10, 12, 13b-17b, 22)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THE CONDEMNATION OF THESE FALSE TEACHERS (2:1b, 1d, 3b, 11, 12c, 13a, 17c)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32" draw:style-name="a1007" draw:master-page-name="Master1-Layout12-tx-Title-and-Text" presentation:presentation-page-layout-name="Master1-PPL12" draw:id="Slide-287">
        <draw:frame draw:id="id153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8" text:class-names="">2 PETER 3<text:s text:c="1"/></text:span><text:span text:style-name="a1009" text:class-names=""/></text:p>
          </draw:text-box>
          <svg:title/>
          <svg:desc/>
        </draw:frame>
        <draw:frame draw:id="id154" presentation:style-name="a1021" draw:name="Tex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HE ANCIENT WORLD (3:5b-6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THE PRESENT WORLD (3:1-5a, 7-12, 14-18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3" draw:style-name="a1022" draw:master-page-name="Master1-Layout1-title-Title-Slide" presentation:presentation-page-layout-name="Master1-PPL1" draw:id="Slide-288">
        <draw:frame draw:id="id155" presentation:style-name="a1026" draw:name="Title 1" svg:x="1.38in" svg:y="0.83in" svg:width="10.3in" svg:height="4.42in" presentation:class="title" presentation:placeholder="false">
          <draw:text-box>
            <text:p text:style-name="a1025" text:class-names="" text:cond-style-name=""><text:span text:style-name="a1023" text:class-names="">THE PRESENT WORLD (3:1-5a, 7-12, 14-18)<text:s text:c="1"/></text:span><text:span text:style-name="a1024" text:class-names=""/></text:p>
          </draw:text-box>
          <svg:title/>
          <svg:desc/>
        </draw:frame>
        <draw:frame draw:id="id156" presentation:style-name="a1031" draw:name="Subtitle 2" svg:x="1.38in" svg:y="5.25in" svg:width="10.3in" svg:height="1.85in" presentation:class="subtitle" presentation:placeholder="false">
          <draw:text-box>
            <text:p text:style-name="a1028" text:class-names="" text:cond-style-name=""><text:span text:style-name="a1027" text:class-names=""><text:s text:c="1"/>The documents (3:1-2):<text:s text:c="1"/></text:span></text:p>
            <text:p text:style-name="a1030" text:class-names="" text:cond-style-name=""><text:span text:style-name="a1029" text:class-names=""/></text:p>
          </draw:text-box>
          <svg:title/>
          <svg:desc/>
        </draw:frame>
      </draw:page>
      <draw:page draw:name="Slide34" draw:style-name="a1032" draw:master-page-name="Master1-Layout12-tx-Title-and-Text" presentation:presentation-page-layout-name="Master1-PPL12" draw:id="Slide-289">
        <draw:frame draw:id="id15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The documents (3:1-2):<text:s text:c="1"/></text:span><text:span text:style-name="a1034" text:class-names=""/></text:p>
          </draw:text-box>
          <svg:title/>
          <svg:desc/>
        </draw:frame>
        <draw:frame draw:id="id158" presentation:style-name="a1049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 truths spoken by the Old Testament prophets (3:1-2a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truths spoken by the New Testament apostles (3:2c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The truths spoken by the Saviour himself (3:2b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5" draw:style-name="a1050" draw:master-page-name="Master1-Layout12-tx-Title-and-Text" presentation:presentation-page-layout-name="Master1-PPL12" draw:id="Slide-290">
        <draw:frame draw:id="id159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THE PRESENT WORLD (3:1-5a, 7-12, 14-18)<text:s text:c="1"/></text:span><text:span text:style-name="a1052" text:class-names=""/></text:p>
          </draw:text-box>
          <svg:title/>
          <svg:desc/>
        </draw:frame>
        <draw:frame draw:id="id160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 documents (3:1-2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derision (3:3-5a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6" draw:style-name="a1065" draw:master-page-name="Master1-Layout12-tx-Title-and-Text" presentation:presentation-page-layout-name="Master1-PPL12" draw:id="Slide-291">
        <draw:frame draw:id="id161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The derision (3:3-5a):<text:s text:c="1"/></text:span><text:span text:style-name="a1067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They will falsify the facts concerning the future fire judgment (3:3-4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They will deliberately forget the facts concerning the past flood judgment (3:5a).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PRESENT WORLD (3:1-5a, 7-12, 14-18)<text:s text:c="1"/></text:span><text:span text:style-name="a1082" text:class-names=""/></text:p>
          </draw:text-box>
          <svg:title/>
          <svg:desc/>
        </draw:frame>
        <draw:frame draw:id="id164" presentation:style-name="a1097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The documents (3:1-2):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The derision (3:3-5a):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The destruction (3:7, 10, 12b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8" draw:style-name="a1098" draw:master-page-name="Master1-Layout12-tx-Title-and-Text" presentation:presentation-page-layout-name="Master1-PPL12" draw:id="Slide-293">
        <draw:frame draw:id="id165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The destruction (3:7, 10, 12b)<text:s text:c="1"/></text:span><text:span text:style-name="a1100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fact of this destruction (3:7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fury of this destruction (3:10, 12b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2-tx-Title-and-Text" presentation:presentation-page-layout-name="Master1-PPL12" draw:id="Slide-294">
        <draw:frame draw:id="id167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THE PRESENT WORLD (3:1-5a, 7-12, 14-18)<text:s text:c="1"/></text:span><text:span text:style-name="a1115" text:class-names=""/></text:p>
          </draw:text-box>
          <svg:title/>
          <svg:desc/>
        </draw:frame>
        <draw:frame draw:id="id168" presentation:style-name="a1133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The documents (3:1-2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The derision (3:3-5a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The destruction (3:7, 10, 12b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s text:c="1"/>The delay (3:8-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0" draw:style-name="a1134" draw:master-page-name="Master1-Layout12-tx-Title-and-Text" presentation:presentation-page-layout-name="Master1-PPL12" draw:id="Slide-295">
        <draw:frame draw:id="id169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<text:s text:c="1"/>The delay (3:8-9)<text:s text:c="1"/></text:span><text:span text:style-name="a1136" text:class-names=""/></text:p>
          </draw:text-box>
          <svg:title/>
          <svg:desc/>
        </draw:frame>
        <draw:frame draw:id="id170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The timelessness of God (3:8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The tenderness of God (3: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1" draw:style-name="a1149" draw:master-page-name="Master1-Layout12-tx-Title-and-Text" presentation:presentation-page-layout-name="Master1-PPL12" draw:id="Slide-296">
        <draw:frame draw:id="id171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THE PRESENT WORLD (3:1-5a, 7-12, 14-18)<text:s text:c="1"/></text:span><text:span text:style-name="a1151" text:class-names=""/></text:p>
          </draw:text-box>
          <svg:title/>
          <svg:desc/>
        </draw:frame>
        <draw:frame draw:id="id172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<text:s text:c="1"/>The documents (3:1-2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The derision (3:3-5a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The destruction (3:7, 10, 12b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The delay (3:8-9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he dedication (3:11-12a, 14-18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2" draw:style-name="a1173" draw:master-page-name="Master1-Layout12-tx-Title-and-Text" presentation:presentation-page-layout-name="Master1-PPL12" draw:id="Slide-297">
        <draw:frame draw:id="id173" presentation:style-name="a1177" draw:name="Title 1" svg:x="1.38in" svg:y="0.4in" svg:width="10.6in" svg:height="1.44965in" presentation:class="title" presentation:placeholder="false">
          <draw:text-box>
            <text:p text:style-name="a1176" text:class-names="" text:cond-style-name=""><text:span text:style-name="a1174" text:class-names=""><text:s text:c="1"/>The dedication (3:11-12a, 14-18):<text:s text:c="1"/></text:span><text:span text:style-name="a1175" text:class-names=""/></text:p>
          </draw:text-box>
          <svg:title/>
          <svg:desc/>
        </draw:frame>
        <draw:frame draw:id="id174" presentation:style-name="a1187" draw:name="Text Placeholder 2" svg:x="1.38in" svg:y="2in" svg:width="9.4in" svg:height="4.7586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<text:s text:c="1"/>Peter's exhortation (3:11-12a, 14, 17-18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Paul's exhortation (3:15-16):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</draw:page>
      <draw:page draw:name="Slide43" draw:style-name="a1188" draw:master-page-name="Master1-Layout12-tx-Title-and-Text" presentation:presentation-page-layout-name="Master1-PPL12" draw:id="Slide-298">
        <draw:frame draw:id="id175" presentation:style-name="a1192" draw:name="Title 1" svg:x="1.38in" svg:y="0.4in" svg:width="10.6in" svg:height="1.44965in" presentation:class="title" presentation:placeholder="false">
          <draw:text-box>
            <text:p text:style-name="a1191" text:class-names="" text:cond-style-name=""><text:span text:style-name="a1189" text:class-names="">THE PRESENT WORLD (3:1-5a, 7-12, 14-18)<text:s text:c="1"/></text:span><text:span text:style-name="a1190" text:class-names=""/></text:p>
          </draw:text-box>
          <svg:title/>
          <svg:desc/>
        </draw:frame>
        <draw:frame draw:id="id176" presentation:style-name="a1211" draw:name="Text Placeholder 2" svg:x="1.38in" svg:y="2in" svg:width="9.4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<text:s text:c="1"/>The documents (3:1-2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The derision (3:3-5a):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1"/>The destruction (3:7, 10, 12b)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The delay (3:8-9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The dedication (3:11-12a, 14-18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44" draw:style-name="a1212" draw:master-page-name="Master1-Layout12-tx-Title-and-Text" presentation:presentation-page-layout-name="Master1-PPL12" draw:id="Slide-299">
        <draw:frame draw:id="id177" presentation:style-name="a1216" draw:name="Title 1" svg:x="1.38in" svg:y="0.4in" svg:width="10.6in" svg:height="1.44965in" presentation:class="title" presentation:placeholder="false">
          <draw:text-box>
            <text:p text:style-name="a1215" text:class-names="" text:cond-style-name=""><text:span text:style-name="a1213" text:class-names="">2 PETER 3<text:s text:c="1"/></text:span><text:span text:style-name="a1214" text:class-names=""/></text:p>
          </draw:text-box>
          <svg:title/>
          <svg:desc/>
        </draw:frame>
        <draw:frame draw:id="id178" presentation:style-name="a1229" draw:name="Text Placeholder 2" svg:x="1.38in" svg:y="2in" svg:width="9.4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THE ANCIENT WORLD (3:5b-6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THE PRESENT WORLD (3:1-5a, 7-12, 14-18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THE NEW WORLD (3:13):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45" draw:style-name="a1230" draw:master-page-name="Master1-Layout1-title-Title-Slide" presentation:presentation-page-layout-name="Master1-PPL1" draw:id="Slide-300">
        <draw:frame draw:id="id179" presentation:style-name="a1234" draw:name="Title 1" svg:x="1.38in" svg:y="0.83in" svg:width="10.3in" svg:height="4.42in" presentation:class="title" presentation:placeholder="false">
          <draw:text-box>
            <text:p text:style-name="a1233" text:class-names="" text:cond-style-name=""><text:span text:style-name="a1231" text:class-names="">2 Peter</text:span><text:span text:style-name="a1232" text:class-names=""/></text:p>
          </draw:text-box>
          <svg:title/>
          <svg:desc/>
        </draw:frame>
        <draw:frame draw:id="id180" presentation:style-name="a123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Peter</dc:title>
    <meta:initial-creator>David STRICKLAND</meta:initial-creator>
    <dc:creator>David STRICKLAND</dc:creator>
    <meta:creation-date>2020-02-23T23:10:16Z</meta:creation-date>
    <dc:date>2020-02-23T23:10:17Z</dc:date>
    <meta:template xlink:href="BibleStudy" xlink:type="simple"/>
    <meta:editing-cycles>1</meta:editing-cycles>
    <meta:editing-duration>PT0S</meta:editing-duration>
    <meta:document-statistic meta:paragraph-count="166" meta:word-count="1535"/>
  </office:meta>
</office:document-meta>
</file>